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Arial Unicode MS1" svg:font-family="'Arial Unicode MS'" style:font-family-generic="swiss"/>
    <style:font-face style:name="azuki_font" svg:font-family="azuki_fon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P1" style:family="paragraph" style:parent-style-name="Standard">
      <style:text-properties style:font-name-asian="azuki_fo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【建物】</text:p>
      <text:p text:style-name="P1">・村長の家</text:p>
      <text:p text:style-name="P1">・星の噴水</text:p>
      <text:p text:style-name="P1">・地下道への道</text:p>
      <text:p text:style-name="P1">・ハーゼル家</text:p>
      <text:p text:style-name="P1">・シュトレン家</text:p>
      <text:p text:style-name="P1">・ヴェック家</text:p>
      <text:p text:style-name="P1">・レープ家</text:p>
      <text:p text:style-name="P1">・シュペク家</text:p>
      <text:p text:style-name="P1"/>
      <text:p text:style-name="P1"/>
      <text:p text:style-name="P1">【人物】</text:p>
      <text:p text:style-name="P1">(ハーゼル家)</text:p>
      <text:p text:style-name="P1">この街一番の名士。街の建設事業に携わり、慈善事業も活発。</text:p>
      <text:p text:style-name="P1">しかし、社長でありデント(仮)の父であるブラッド・ハーゼルは</text:p>
      <text:p text:style-name="P1">通称「鉄のブラッド」と言われる程に冷たく、厳格で、堅い人間である。</text:p>
      <text:p text:style-name="P1"/>
      <text:p text:style-name="P1">・ブラッド・ハーゼル(父)</text:p>
      <text:p text:style-name="P1">・デント・ハーゼル</text:p>
      <text:p text:style-name="P1">・アンセム(執事)</text:p>
      <text:p text:style-name="P1">・使用人</text:p>
      <text:p text:style-name="P1"/>
      <text:p text:style-name="P1"/>
      <text:p text:style-name="P1">(シュトレン家)</text:p>
      <text:p text:style-name="P1">この街二番の名士。現在は主に金融事業を行っており、一部の住民、特に貧困層からは恨まれることも多い。</text:p>
      <text:p text:style-name="P1"/>
      <text:p text:style-name="P1">・エリック・シュトレン(父)</text:p>
      <text:p text:style-name="P1">・アデル・シュトレン(母)</text:p>
      <text:p text:style-name="P1">・カール・シュトレン</text:p>
      <text:p text:style-name="P1">・使用人</text:p>
      <text:p text:style-name="P1"/>
      <text:p text:style-name="P1">(ヴェック家)</text:p>
      <text:p text:style-name="P1">普通の家。平凡。</text:p>
      <text:p text:style-name="P1"/>
      <text:p text:style-name="P1">・</text:p>
      <text:p text:style-name="P1"/>
      <text:p text:style-name="P1">(レープ家)</text:p>
      <text:p text:style-name="P1">薬草屋を営む、貧しくはないが富んでもいない家。父のラウは厳格で、母や子供にも厳しい人ではあるが、周りからの尊敬も集めている。</text:p>
      <text:p text:style-name="P1"/>
      <text:p text:style-name="P1">(シュペク家)</text:p>
      <text:p text:style-name="P1"/>
      <text:p text:style-name="P1"/>
      <text:p text:style-name="P1">【イベント】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Arial Unicode MS1" svg:font-family="'Arial Unicode MS'" style:font-family-generic="swiss"/>
    <style:font-face style:name="azuki_font" svg:font-family="azuki_fon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ヒラギノ明朝 ProN W3" style:font-size-asian="12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ヒラギノ角ゴ ProN W3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9T14:11:01</meta:creation-date>
    <dc:date>2013-04-29T18:40:39</dc:date>
    <meta:editing-duration>PT4H14M27S</meta:editing-duration>
    <meta:editing-cycles>4</meta:editing-cycles>
    <meta:generator>OpenOffice.org/3.4$Unix OpenOffice.org_project/340m1$Build-9590</meta:generator>
    <meta:document-statistic meta:table-count="0" meta:image-count="0" meta:object-count="0" meta:page-count="1" meta:paragraph-count="31" meta:word-count="383" meta:character-count="383"/>
  </office:meta>
</office:document-meta>
</file>